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color="#000000" style:font-name="Garamond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  <style:text-properties fo:color="#000000" style:font-name="Courier New"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line-height="150%"/>
      <style:text-properties fo:color="#000000" style:font-name="Courier New" fo:font-size="14pt" fo:font-weight="normal" officeooo:rsid="0013c91f" officeooo:paragraph-rsid="0012ac20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/>
      <style:text-properties officeooo:paragraph-rsid="0014b0bb"/>
    </style:style>
    <style:style style:name="P5" style:family="paragraph" style:parent-style-name="Standard">
      <style:paragraph-properties fo:line-height="150%"/>
      <style:text-properties fo:color="#000000" style:font-name="Courier New" fo:font-size="14pt" fo:font-weight="normal" officeooo:rsid="00188ccf" officeooo:paragraph-rsid="00178ef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officeooo:paragraph-rsid="001be73e"/>
    </style:style>
    <style:style style:name="P7" style:family="paragraph" style:parent-style-name="Standard">
      <style:paragraph-properties fo:line-height="150%"/>
      <style:text-properties officeooo:paragraph-rsid="001d04cc"/>
    </style:style>
    <style:style style:name="P8" style:family="paragraph" style:parent-style-name="Standard">
      <style:paragraph-properties fo:line-height="150%"/>
      <style:text-properties officeooo:paragraph-rsid="00188ccf"/>
    </style:style>
    <style:style style:name="P9" style:family="paragraph" style:parent-style-name="Standard">
      <style:paragraph-properties fo:line-height="150%"/>
      <style:text-properties officeooo:paragraph-rsid="001ec9a8"/>
    </style:style>
    <style:style style:name="T1" style:family="text">
      <style:text-properties officeooo:rsid="001129ea"/>
    </style:style>
    <style:style style:name="T2" style:family="text">
      <style:text-properties fo:color="#000000" style:font-name="Courier New" fo:font-size="14pt" fo:font-weight="normal" officeooo:rsid="001129ea" style:font-size-asian="14pt" style:font-weight-asian="normal" style:font-size-complex="14pt" style:font-weight-complex="normal"/>
    </style:style>
    <style:style style:name="T3" style:family="text">
      <style:text-properties fo:color="#000000" style:font-name="Courier New" fo:font-size="14pt" fo:font-weight="normal" officeooo:rsid="0012ac20" style:font-size-asian="14pt" style:font-weight-asian="normal" style:font-size-complex="14pt" style:font-weight-complex="normal"/>
    </style:style>
    <style:style style:name="T4" style:family="text">
      <style:text-properties fo:color="#000000" style:font-name="Courier New" fo:font-size="14pt" fo:font-weight="normal" officeooo:rsid="0013c91f" style:font-size-asian="14pt" style:font-weight-asian="normal" style:font-size-complex="14pt" style:font-weight-complex="normal"/>
    </style:style>
    <style:style style:name="T5" style:family="text">
      <style:text-properties fo:color="#000000" style:font-name="Courier New" fo:font-size="14pt" fo:font-weight="normal" officeooo:rsid="0014b0bb" style:font-size-asian="14pt" style:font-weight-asian="normal" style:font-size-complex="14pt" style:font-weight-complex="normal"/>
    </style:style>
    <style:style style:name="T6" style:family="text">
      <style:text-properties fo:color="#000000" style:font-name="Courier New" fo:font-size="14pt" fo:font-weight="normal" officeooo:rsid="0015e503" style:font-size-asian="14pt" style:font-weight-asian="normal" style:font-size-complex="14pt" style:font-weight-complex="normal"/>
    </style:style>
    <style:style style:name="T7" style:family="text">
      <style:text-properties fo:color="#000000" style:font-name="Courier New" fo:font-size="14pt" fo:font-weight="normal" officeooo:rsid="0015fac0" style:font-size-asian="14pt" style:font-weight-asian="normal" style:font-size-complex="14pt" style:font-weight-complex="normal"/>
    </style:style>
    <style:style style:name="T8" style:family="text">
      <style:text-properties fo:color="#000000" style:font-name="Courier New" fo:font-size="14pt" fo:font-weight="normal" officeooo:rsid="00166601" style:font-size-asian="14pt" style:font-weight-asian="normal" style:font-size-complex="14pt" style:font-weight-complex="normal"/>
    </style:style>
    <style:style style:name="T9" style:family="text">
      <style:text-properties fo:color="#000000" style:font-name="Courier New" fo:font-size="14pt" fo:font-weight="normal" officeooo:rsid="00178efc" style:font-size-asian="14pt" style:font-weight-asian="normal" style:font-size-complex="14pt" style:font-weight-complex="normal"/>
    </style:style>
    <style:style style:name="T10" style:family="text">
      <style:text-properties fo:color="#000000" style:font-name="Courier New" fo:font-size="14pt" fo:font-weight="normal" officeooo:rsid="00188ccf" style:font-size-asian="14pt" style:font-weight-asian="normal" style:font-size-complex="14pt" style:font-weight-complex="normal"/>
    </style:style>
    <style:style style:name="T11" style:family="text">
      <style:text-properties fo:color="#000000" style:font-name="Courier New" fo:font-size="14pt" fo:font-weight="normal" officeooo:rsid="001be73e" style:font-size-asian="14pt" style:font-weight-asian="normal" style:font-size-complex="14pt" style:font-weight-complex="normal"/>
    </style:style>
    <style:style style:name="T12" style:family="text">
      <style:text-properties fo:color="#000000" style:font-name="Courier New" fo:font-size="14pt" fo:font-weight="normal" officeooo:rsid="001d04cc" style:font-size-asian="14pt" style:font-weight-asian="normal" style:font-size-complex="14pt" style:font-weight-complex="normal"/>
    </style:style>
    <style:style style:name="T13" style:family="text">
      <style:text-properties fo:color="#000000" style:font-name="Courier New" fo:font-size="14pt" fo:font-weight="normal" officeooo:rsid="001db50f" style:font-size-asian="14pt" style:font-weight-asian="normal" style:font-size-complex="14pt" style:font-weight-complex="normal"/>
    </style:style>
    <style:style style:name="T14" style:family="text">
      <style:text-properties fo:color="#000000" style:font-name="Courier New" fo:font-size="14pt" fo:font-weight="normal" officeooo:rsid="001ec9a8" style:font-size-asian="14pt" style:font-weight-asian="normal" style:font-size-complex="14pt" style:font-weight-complex="normal"/>
    </style:style>
    <style:style style:name="T15" style:family="text">
      <style:text-properties fo:color="#000000" style:font-name="Courier New" fo:font-size="14pt" style:rfc-language-tag="mn-Cyrl-MN" fo:language="mn" fo:script="Cyrl" fo:country="MN" fo:font-weight="normal" officeooo:rsid="00166601" style:font-size-asian="14pt" style:font-weight-asian="normal" style:font-size-complex="14pt" style:font-weight-complex="normal"/>
    </style:style>
    <style:style style:name="T16" style:family="text">
      <style:text-properties fo:color="#000000" style:font-name="Courier New" fo:font-size="14pt" style:rfc-language-tag="mn-Cyrl-MN" fo:language="mn" fo:script="Cyrl" fo:country="MN" fo:font-weight="normal" officeooo:rsid="001ec9a8" style:font-size-asian="14pt" style:font-weight-asian="normal" style:font-size-complex="14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Занабазар <text:span text:style-name="T1">ба</text:span> Микеланжело: нийтлэг бөгөөд ялгаатай</text:p>
      <text:p text:style-name="P1"/>
      <text:p text:style-name="P6"><text:span text:style-name="T2"><text:tab/>Микеланжело Занабазар хоёр </text:span><text:span text:style-name="T3">нэртэй уран барилагч. Энэ бол нийтлэг зүйл юм. Бид италийн уран барилман тухай бодож Микеланжело бодож байна. Монглын барилман тухай бодож Занабазар бодож байна.</text:span></text:p>
      <text:p text:style-name="P7"><text:span text:style-name="T3"><text:tab/></text:span><text:span text:style-name="T11">Би уран баримлын тухай ихийг мэдэхгүй байна</text:span><text:span text:style-name="T3">. </text:span><text:span text:style-name="T11">Харин би <text:s text:c="2"/>тэдний урлагийн ажилнүүд үзэх баясана. </text:span><text:span text:style-name="T12">Тэдний урлаг ойлогох урлагийн т</text:span><text:span text:style-name="T11">үү</text:span><text:span text:style-name="T12">х сурах хэрэгг</text:span><text:span text:style-name="T11">ү</text:span><text:span text:style-name="T12">й. Тийм учраас тэдный уран барил сонирхолтой байна.</text:span></text:p>
      <text:p text:style-name="P7"><text:span text:style-name="T12"><text:tab/>Занабазар Микеланжело хоёр урт удаан амьд байсан. Тэд хоёр наян найман нас барсан. </text:span></text:p>
      <text:p text:style-name="P6"><text:span text:style-name="T3"><text:tab/>Харин тэд маш өөр </text:span><text:span text:style-name="T4">хүн.</text:span></text:p>
      <text:p text:style-name="P4"><text:span text:style-name="T4"><text:tab/></text:span><text:span text:style-name="T3">Занабазар уран барилагч </text:span><text:span text:style-name="T5">гадна улс төрч ба шашны захирагч байсан. </text:span><text:span text:style-name="T6">Тэр Монгол улсын анхдугаар Богд гэгээн байв. Микеланжело бүхэлдээ урлагийн хүн байв.</text:span></text:p>
      <text:p text:style-name="P8"><text:span text:style-name="T6"><text:tab/>Занабазар ба Микелянжело хоёр өөр цаг үед </text:span><text:span text:style-name="T7">амьдарсан. </text:span><text:span text:style-name="T8">Микеланжело сэргэн мандалтын бэлэгдэл </text:span><text:span text:style-name="T9">байж</text:span><text:span text:style-name="T8"> </text:span><text:span text:style-name="T15">тэр үе</text:span><text:span text:style-name="T8">д ажилла</text:span><text:span text:style-name="T9">в. </text:span><text:span text:style-name="T10">Занабазар арван долоодугаар арван наймдугаар зуун </text:span><text:span text:style-name="T8">ажилла</text:span><text:span text:style-name="T9">в</text:span><text:span text:style-name="T10">.</text:span></text:p>
      <text:p text:style-name="P9"><text:span text:style-name="T10"><text:tab/></text:span><text:span text:style-name="T14">Занабазаран уран баримал буддын шашны урал байна. Микеланжелон уран баримал шашны урал байхг</text:span><text:span text:style-name="T15">ү</text:span><text:span text:style-name="T16">й.</text:span></text:p>
      <text:p text:style-name="P9"><text:span text:style-name="T16"><text:tab/></text:span></text:p>
      <text:p text:style-name="P5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3:07:04.169112426</meta:creation-date>
    <dc:date>2019-03-24T14:31:56.400130709</dc:date>
    <meta:editing-duration>PT30M23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1" meta:paragraph-count="11" meta:word-count="137" meta:character-count="961" meta:non-whitespace-character-count="819"/>
  </office:meta>
</office:document-meta>
</file>